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officeooo:paragraph-rsid="00751464"/>
    </style:style>
    <style:style style:name="P5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6" style:family="paragraph" style:parent-style-name="Standard">
      <style:paragraph-properties style:writing-mode="lr-tb"/>
      <style:text-properties fo:language="fr" fo:country="FR" fo:font-style="italic" fo:background-color="#ffff00" style:language-asian="zh" style:country-asian="CN" style:font-style-asian="italic" style:language-complex="hi" style:country-complex="IN" style:font-style-complex="italic"/>
    </style:style>
    <style:style style:name="P7" style:family="paragraph" style:parent-style-name="Standard">
      <style:paragraph-properties style:writing-mode="lr-tb"/>
      <style:text-properties fo:font-style="italic" fo:background-color="#ffff00" style:font-style-asian="italic" style:font-style-complex="italic"/>
    </style:style>
    <style:style style:name="P8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9" style:family="paragraph" style:parent-style-name="Standard">
      <style:paragraph-properties style:writing-mode="lr-tb"/>
      <style:text-properties officeooo:paragraph-rsid="0070377e"/>
    </style:style>
    <style:style style:name="P10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language-asian="zh" style:country-asian="CN" style:language-complex="hi" style:country-complex="IN"/>
    </style:style>
    <style:style style:name="T3" style:family="text">
      <style:text-properties fo:language="fr" fo:country="FR" officeooo:rsid="00751464" style:language-asian="zh" style:country-asian="CN" style:language-complex="hi" style:country-complex="IN"/>
    </style:style>
    <style:style style:name="T4" style:family="text">
      <style:text-properties fo:language="fr" fo:country="FR" officeooo:rsid="00742409" style:language-asian="zh" style:country-asian="CN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ÈLE DE RAPPORT DE CONSTATATION</text:p>
      <text:p text:style-name="P1"/>
      <text:p text:style-name="P1">Mairie <text:text-input text:description="">{{ commune }}</text:text-input></text:p>
      <text:p text:style-name="P1"/>
      <text:p text:style-name="P2">RAPPORT de : [Police / Marie]</text:p>
      <text:p text:style-name="P1"/>
      <text:p text:style-name="P3"/>
      <text:p text:style-name="P3"><text:span text:style-name="T1">Objet</text:span> : Rapport de constatation d’un dép<text:span text:style-name="T2">ôt sauvage en date du</text:span> <text:text-input text:description="">{{ date_constat }}</text:text-input><text:s/>à <text:text-input text:description="">{{ heure_constat }}</text:text-input>.</text:p>
      <text:p text:style-name="P3"/>
      <text:p text:style-name="P3">Société ou personne concernée : <text:text-input text:description="">{{ auteur_signalement|title }}</text:text-input></text:p>
      <text:p text:style-name="P3"/>
      <text:h text:style-name="Heading_20_2" text:outline-level="2">Constatation<text:span text:style-name="T2">s</text:span></text:h>
      <text:p text:style-name="P3"><text:span text:style-name="T2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<text:s/>constate les éléments suivants :</text:p>
      <text:p text:style-name="P3"/>
      <text:p text:style-name="P4"><text:text-input text:description="">{% if nature_terrain %}</text:text-input>Des déchets sont entreposés sur un terrain <text:text-input text:description="">{{ nature_terrain }}</text:text-input>.<text:text-input text:description="">{% endif %}</text:text-input></text:p>
      <text:p text:style-name="P4"/>
      <text:p text:style-name="P4">Il s’agit d’un dép<text:span text:style-name="T2">ôt sauvage </text:span><text:span text:style-name="T3">donc</text:span><text:span text:style-name="T2"> le volume est estimé </text:span><text:span text:style-name="T3">comme ceci :</text:span><text:span text:style-name="T2"> </text:span><text:span text:style-name="T2"><text:text-input text:description="">{{volume_depot }}</text:text-input></text:span><text:span text:style-name="T2"><text:s/>.qui se compose de </text:span><text:span text:style-name="T2"><text:text-input text:description="">{{ types_depot }}</text:text-input></text:span><text:span text:style-name="T2">.</text:span></text:p>
      <text:p text:style-name="P5"><text:text-input text:description="">{% if photo_dispo %}</text:text-input></text:p>
      <text:p text:style-name="P5">Une planche photographique est jointe en annexe du présent rapport.</text:p>
      <text:p text:style-name="P5"><text:text-input text:description="">{% endif %}</text:text-input></text:p>
      <text:p text:style-name="P5"/>
      <text:p text:style-name="P6">Le cas échéant :</text:p>
      <text:p text:style-name="P6">- précisez l’identité du propriétaire du terrain ;</text:p>
      <text:p text:style-name="P6">-précisez s’il s’agit d’une zone particulière (zone agricole, zone forestière, zone naturelle, zone humide, zone Natura 2000, zone Ramsar, etc.) ;</text:p>
      <text:p text:style-name="P7">- précisez s’il existe un cours d’eau à proximité ou un captage d’eau ;</text:p>
      <text:p text:style-name="P7">- précisez l’identité et qualité des personnes rencontrées ;</text:p>
      <text:p text:style-name="P7">- détaillez ici la nature des vérifications auxquelles il a été procédé ;</text:p>
      <text:p text:style-name="P6">- apportez tout autre élément (présence d’habitation, présence d’élevage, voie ferrée, etc.</text:p>
      <text:p text:style-name="P5"/>
      <text:p text:style-name="P5"><text:text-input text:description="">{% if auteur_identifie %}</text:text-input></text:p>
      <text:p text:style-name="P5">Les éléments présents sur place {{ indices_disponibles }} permettent d’identifier que l’auteur présumé des faits est [REMPLIR nom_auteur + identite_auteur].]</text:p>
      <text:p text:style-name="P8"><text:text-input text:description="">{% endif %}</text:text-input></text:p>
      <text:p text:style-name="P3"><text:span text:style-name="T2"/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2">êté ou d’une délibération municipale encadrant les dépôts sauvages de déchets et fixant le montant du forfait d’enlèvement à [ REMPLIR montant forfait].</text:span></text:p>
      <text:p text:style-name="P8"><text:soft-page-break/><text:span text:style-name="T2"><text:text-input text:description="">{% endif %}</text:text-input></text:span></text:p>
      <text:p text:style-name="P3"><text:span text:style-name="T2">Le préjudice pour la commune est estimé à </text:span><text:span text:style-name="T2"><text:text-input text:description="">{{ montant_total_prejudice }}</text:text-input></text:span><text:span text:style-name="T2">€. Cela correspond à [REMPLIR calcul_prejudice ou « la facture payée par la mairie pour faire retirer le dépôt sauvage par un professionnel ».]</text:span></text:p>
      <text:p text:style-name="P3"/>
      <text:p text:style-name="P9"><text:text-input text:description="">{% if souhaite_porter_plainte %}</text:text-input><text:text-input text:description=""/></text:p>
      <text:p text:style-name="P3"><text:span text:style-name="T2">Une plainte au nom de la commune de </text:span><text:span text:style-name="T2"><text:text-input text:description="">{{ commune }}</text:text-input></text:span><text:span text:style-name="T2">, </text:span><text:span text:style-name="T4">s</text:span><text:span text:style-name="T2">era déposée pour les faits constatés.</text:span></text:p>
      <text:p text:style-name="P9"><text:span text:style-name="T2"><text:text-input text:description="">{% endif %}</text:text-input></text:span><text:span text:style-name="T2"><text:text-input text:description=""/></text:span></text:p>
      <text:p text:style-name="P3"><text:span text:style-name="T2"/></text:p>
      <text:p text:style-name="P3"/>
      <text:h text:style-name="Heading_20_2" text:outline-level="2">Transmission du rapport</text:h>
      <text:p text:style-name="P10">- [REMPLIR brigade] ;</text:p>
      <text:p text:style-name="P10">- La sous-préfecture de l’arrondissement de [REMPLIR sous_pref] ;</text:p>
      <text:p text:style-name="P10">- Le procureur de la République près le tribunal judiciaire de [REMPLIR tribunal] ;</text:p>
      <text:p text:style-name="P10">- La direction départementale des territoires de [REMPLIR département]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A </text:span>CHARTE GRAPHIQUE DE LA COMMUNE <text:span text:style-name="MT1">ICI</text:span></text:p>
      </style:header>
      <style:footer>
        <text:p text:style-name="MP2"><text:span text:style-name="MT1">AJOUTER LA </text:span>CHARTE GRAPHIQUE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4T12:55:27.138650331</dc:date>
    <meta:editing-cycles>115</meta:editing-cycles>
    <meta:editing-duration>PT13H44M37S</meta:editing-duration>
    <meta:generator>LibreOffice/24.8.5.2$Linux_X86_64 LibreOffice_project/480$Build-2</meta:generator>
    <meta:document-statistic meta:table-count="0" meta:image-count="0" meta:object-count="0" meta:page-count="2" meta:paragraph-count="37" meta:word-count="445" meta:character-count="2438" meta:non-whitespace-character-count="2093"/>
    <meta:user-defined meta:name="AppVersion">15.0000</meta:user-defined>
  </office:meta>
</office:document-meta>
</file>